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6.2pt"/>
    </style:style>
    <style:style style:name="co2" style:family="table-column">
      <style:table-column-properties fo:break-before="auto" style:column-width="103.29pt"/>
    </style:style>
    <style:style style:name="co3" style:family="table-column">
      <style:table-column-properties fo:break-before="auto" style:column-width="80.31pt"/>
    </style:style>
    <style:style style:name="co4" style:family="table-column">
      <style:table-column-properties fo:break-before="auto" style:column-width="209.2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01pt" fo:break-before="auto" style:use-optimal-row-height="false"/>
    </style:style>
    <style:style style:name="ro4" style:family="table-row">
      <style:table-row-properties style:row-height="204.0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Calibri" style:font-name-complex="Calibri"/>
    </style:style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/>
    <style:style style:name="ce8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T1" style:family="text">
      <style:text-properties style:text-position="0% 100%" style:font-name="Calibri (Body)" style:font-style-asian="normal" style:font-weight-complex="normal" style:font-weight-asian="normal" style:font-size-complex="12pt" style:font-size-asian="12pt" style:font-name-complex="Calibri (Body)" fo:text-shadow="none" fo:color="#000000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text-position="0% 100%" style:font-style-asian="normal" style:font-weight-complex="normal" style:font-weight-asian="normal" style:font-size-complex="12pt" style:font-size-asian="12pt" fo:text-shadow="none" fo:color="#000000" style:text-outline="false" fo:font-style="normal" style:text-line-through-type="none" style:text-underline-style="none" style:text-underline-color="font-color" fo:font-weight="normal" fo:font-size="12pt" style:font-style-complex="normal"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COVID treatment type</text:p>
          </table:table-cell>
          <table:table-cell office:value-type="string" calcext:value-type="string">
            <text:p>generic_name</text:p>
          </table:table-cell>
          <table:table-cell office:value-type="string" calcext:value-type="string">
            <text:p>brand_name_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linical trial using placebo</text:p>
          </table:table-cell>
          <table:table-cell office:value-type="string" calcext:value-type="string">
            <text:p>TOCILIZUMAB</text:p>
          </table:table-cell>
          <table:table-cell office:value-type="string" calcext:value-type="string">
            <text:p>ACTEM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office:value-type="string" calcext:value-type="string">
            <text:p>SARILUMAB</text:p>
          </table:table-cell>
          <table:table-cell office:value-type="string" calcext:value-type="string">
            <text:p>KEVZA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office:value-type="string" calcext:value-type="string">
            <text:p>CANAKINUMAB</text:p>
          </table:table-cell>
          <table:table-cell office:value-type="string" calcext:value-type="string">
            <text:p>ILAR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table:style-name="ce4" office:value-type="string" calcext:value-type="string">
            <text:p>VALSARTAN</text:p>
          </table:table-cell>
          <table:table-cell table:style-name="ce4" office:value-type="string" calcext:value-type="string">
            <text:p>DIOV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table:style-name="ce5" office:value-type="string" calcext:value-type="string">
            <text:p>FAVIPIRAVIR</text:p>
          </table:table-cell>
          <table:table-cell table:style-name="ce5" office:value-type="string" calcext:value-type="string">
            <text:p>AVIGA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linical trial using placebo</text:p>
          </table:table-cell>
          <table:table-cell table:style-name="ce6" office:value-type="string" calcext:value-type="string">
            <text:p>ATORVASTATIN</text:p>
          </table:table-cell>
          <table:table-cell table:style-name="ce6" office:value-type="string" calcext:value-type="string">
            <text:p>LIPITOR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linical trial using placebo</text:p>
          </table:table-cell>
          <table:table-cell office:value-type="string" calcext:value-type="string">
            <text:p>PRAVASTATIN </text:p>
          </table:table-cell>
          <table:table-cell office:value-type="string" calcext:value-type="string">
            <text:p>PRAVACHOL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linical trial using placebo</text:p>
          </table:table-cell>
          <table:table-cell office:value-type="string" calcext:value-type="string">
            <text:p>SIMVASTATIN </text:p>
          </table:table-cell>
          <table:table-cell office:value-type="string" calcext:value-type="string">
            <text:p>ZOCO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linical trial using placebo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PLAQUEN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table:style-name="ce7" office:value-type="string" calcext:value-type="string">
            <text:p>NITRIC-OXI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office:value-type="string" calcext:value-type="string">
            <text:p>ACETAMINOPHEN</text:p>
          </table:table-cell>
          <table:table-cell office:value-type="string" calcext:value-type="string">
            <text:p>TYLENOL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linical trial using placebo</text:p>
          </table:table-cell>
          <table:table-cell office:value-type="string" calcext:value-type="string">
            <text:p>REMDESIV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office:value-type="string" calcext:value-type="string">
            <text:p>LY3819253 (LY-CoV555)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office:value-type="string" calcext:value-type="string">
            <text:p>Pegylated Interferon Lamb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office:value-type="string" calcext:value-type="string">
            <text:p>Enoxapar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office:value-type="string" calcext:value-type="string">
            <text:p>Gilteritini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office:value-type="string" calcext:value-type="string">
            <text:p>Vedolizuma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office:value-type="string" calcext:value-type="string">
            <text:p>Allopurin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office:value-type="string" calcext:value-type="string">
            <text:p>BG505 SOSIP.664 GP140 100 MCG + &lt;5 MCG AP 10-702 + 500 MCG ALUM&gt;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office:value-type="string" calcext:value-type="string">
            <text:p>Oxybuty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office:value-type="string" calcext:value-type="string">
            <text:p>Atomoxet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office:value-type="string" calcext:value-type="string">
            <text:p>Acetazolami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office:value-type="string" calcext:value-type="string">
            <text:p>Sodium Thiosulf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office:value-type="string" calcext:value-type="string">
            <text:p>Dexmedetomid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office:value-type="string" calcext:value-type="string">
            <text:p>CALCIFEDIO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office:value-type="string" calcext:value-type="string">
            <text:p>CALCITRI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office:value-type="string" calcext:value-type="string">
            <text:p>Ketam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office:value-type="string" calcext:value-type="string">
            <text:p>Alvimop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office:value-type="string" calcext:value-type="string">
            <text:p>UPROLESELAN &lt;GMI-1271&gt;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office:value-type="string" calcext:value-type="string">
            <text:p>GLASDEGIB &lt;PF-04449913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office:value-type="string" calcext:value-type="string">
            <text:p>BIIB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office:value-type="string" calcext:value-type="string">
            <text:p>MPER-6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office:value-type="string" calcext:value-type="string">
            <text:p>IBREXAFUNGER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office:value-type="string" calcext:value-type="string">
            <text:p>ZOLPIDEM-TRAZODONE-BENADRYL-GABAPENT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office:value-type="string" calcext:value-type="string">
            <text:p>IBRUTINI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office:value-type="string" calcext:value-type="string">
            <text:p>MARIBAVIR OR VALGANCICLOV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nical trial using placebo</text:p>
          </table:table-cell>
          <table:table-cell office:value-type="string" calcext:value-type="string">
            <text:p>QPI-10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iric treatment</text:p>
          </table:table-cell>
          <table:table-cell office:value-type="string" calcext:value-type="string">
            <text:p>Azithroma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iric treatment</text:p>
          </table:table-cell>
          <table:table-cell office:value-type="string" calcext:value-type="string">
            <text:p>Intravenous immunoglobul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iric treatment</text:p>
          </table:table-cell>
          <table:table-cell office:value-type="string" calcext:value-type="string">
            <text:p>Lopinavir/Ritonov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iric treatment</text:p>
          </table:table-cell>
          <table:table-cell office:value-type="string" calcext:value-type="string">
            <text:p>REMDESIV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iric treatment</text:p>
          </table:table-cell>
          <table:table-cell office:value-type="string" calcext:value-type="string">
            <text:p>dexamethaso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piric treatment</text:p>
          </table:table-cell>
          <table:table-cell office:value-type="string" calcext:value-type="string">
            <text:p>TOCILIZUMA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piric treatment</text:p>
          </table:table-cell>
          <table:table-cell table:style-name="ce6" office:value-type="string" calcext:value-type="string">
            <text:p>ATORVASTAT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piric treatment</text:p>
          </table:table-cell>
          <table:table-cell office:value-type="string" calcext:value-type="string">
            <text:p>PRAVASTATIN 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piric treatment</text:p>
          </table:table-cell>
          <table:table-cell office:value-type="string" calcext:value-type="string">
            <text:p>SIMVASTATIN 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piric treatment</text:p>
          </table:table-cell>
          <table:table-cell office:value-type="string" calcext:value-type="string">
            <text:p>HYDROXYCHLOROQUIN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6:Sheet1.C6">
            <calcext:condition calcext:apply-style-name="ConditionalStyle_6" calcext:value="duplicate" calcext:base-cell-address="Sheet1.B6"/>
            <calcext:condition calcext:apply-style-name="ConditionalStyle_5" calcext:value="duplicate" calcext:base-cell-address="Sheet1.B6"/>
          </calcext:conditional-format>
          <calcext:conditional-format calcext:target-range-address="Sheet1.B11:Sheet1.B11">
            <calcext:condition calcext:apply-style-name="ConditionalStyle_4" calcext:value="duplicate" calcext:base-cell-address="Sheet1.B11"/>
            <calcext:condition calcext:apply-style-name="ConditionalStyle_3" calcext:value="duplicate" calcext:base-cell-address="Sheet1.B11"/>
          </calcext:conditional-format>
          <calcext:conditional-format calcext:target-range-address="Sheet1.B5:Sheet1.C5">
            <calcext:condition calcext:apply-style-name="ConditionalStyle_2" calcext:value="duplicate" calcext:base-cell-address="Sheet1.B5"/>
            <calcext:condition calcext:apply-style-name="ConditionalStyle_1" calcext:value="duplicate" calcext:base-cell-address="Sheet1.B5"/>
          </calcext:conditional-format>
        </calcext:conditional-formats>
      </table:table>
      <table:table table:name="Sheet2" table:style-name="ta2">
        <office:forms form:automatic-focus="false" form:apply-design-mode="false"/>
        <table:table-column table:style-name="co4" table:default-cell-style-name="Default"/>
        <table:table-column table:style-name="co3" table:number-columns-repeated="1023" table:default-cell-style-name="Default"/>
        <table:table-row table:style-name="ro2">
          <table:table-cell table:style-name="ce1" office:value-type="string" calcext:value-type="string">
            <text:p>COVID Empiric Treat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zithroma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ravenous immunoglobuli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Lopinavir/Ritonovir</text:p>
          </table:table-cell>
          <table:table-cell table:number-columns-repeated="5"/>
          <table:table-cell table:style-name="ce8" office:value-type="string" calcext:value-type="string">
            <text:p>None, hydroxychloroquine, zithromax, H+Z combo, IVIG, Remdesivir, lopinavir/ritonavir, <text:span text:style-name="T1">convalescent plasma,</text:span><text:span text:style-name="T2"> Other</text:span>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" style:font-family-asian="'Noto Sans CJK SC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20-06-25T15:09:42</meta:creation-date>
    <dc:date>2020-08-27T20:15:16.357813935</dc:date>
    <meta:generator>LibreOffice/6.0.7.3$Linux_X86_64 LibreOffice_project/00m0$Build-3</meta:generator>
    <meta:editing-duration>PT8M</meta:editing-duration>
    <meta:editing-cycles>3</meta:editing-cycles>
    <meta:document-statistic meta:table-count="2" meta:cell-count="1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